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d909" officeooo:paragraph-rsid="0011d909"/>
    </style:style>
    <style:style style:name="P2" style:family="paragraph" style:parent-style-name="Standard">
      <style:text-properties fo:font-size="14pt" officeooo:rsid="0011d909" officeooo:paragraph-rsid="0011d909" style:font-size-asian="14pt" style:font-size-complex="14pt"/>
    </style:style>
    <style:style style:name="P3" style:family="paragraph" style:parent-style-name="Standard">
      <style:text-properties fo:font-size="12pt" officeooo:rsid="0011d909" officeooo:paragraph-rsid="0011d909" style:font-size-asian="12pt" style:font-size-complex="12pt"/>
    </style:style>
    <style:style style:name="P4" style:family="paragraph" style:parent-style-name="Standard">
      <style:text-properties officeooo:paragraph-rsid="0013d67b"/>
    </style:style>
    <style:style style:name="P5" style:family="paragraph" style:parent-style-name="Standard">
      <style:text-properties officeooo:paragraph-rsid="0013d6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d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Vision:</text:p>
      <text:p text:style-name="P1"/>
      <text:p text:style-name="P3"><text:span text:style-name="T1">The Db8 Project </text:span>is a platform that intends to benefit society by surfacing arguments for positions in a public and open environment and making them available to all.</text:p>
      <text:p text:style-name="P3"/>
      <text:p text:style-name="P3"><text:span text:style-name="T1">The Aim</text:span> is to surface the reasons that people think as they do on a topic and given all other opposing view points, whether those positions make logical sense. </text:p>
      <text:p text:style-name="P3"/>
      <text:p text:style-name="P3"/>
      <text:p text:style-name="P2">Project Background:</text:p>
      <text:p text:style-name="P1"/>
      <text:p text:style-name="P4"><text:span text:style-name="T2">The Db8 Project aims to fill the need for</text:span> a transparent and open environment where arguments and positions on various topics can be surfaced and scrutinized. With the overarching goal of benefiting society, the project seeks to democratize access to <text:span text:style-name="T2">differing</text:span> viewpoints, fostering a culture of informed decision-making. <text:span text:style-name="T2">The Db8 </text:span>Project stems from a desire to unravel the intricacies of individual thought processes on specific topics. By delving into the reasons that underpin people's beliefs and opinions, the project aims to create a comprehensive repository of arguments. <text:lin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4T12:54:22.327000000</meta:creation-date>
    <dc:date>2024-01-11T14:37:09.213000000</dc:date>
    <meta:editing-duration>PT6H8M54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5" meta:word-count="148" meta:character-count="937" meta:non-whitespace-character-count="791"/>
  </office:meta>
</office:document-meta>
</file>